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188" officeooo:paragraph-rsid="0009e188"/>
    </style:style>
    <style:style style:name="P2" style:family="paragraph" style:parent-style-name="Standard" style:list-style-name="L1">
      <style:text-properties officeooo:rsid="0009e188" officeooo:paragraph-rsid="0009e188"/>
    </style:style>
    <style:style style:name="P3" style:family="paragraph" style:parent-style-name="Standard" style:list-style-name="L1">
      <style:text-properties officeooo:rsid="000a70f7" officeooo:paragraph-rsid="000a70f7"/>
    </style:style>
    <style:style style:name="P4" style:family="paragraph" style:parent-style-name="Standard" style:list-style-name="L1">
      <style:text-properties officeooo:rsid="000bee88" officeooo:paragraph-rsid="000bee88"/>
    </style:style>
    <style:style style:name="P5" style:family="paragraph" style:parent-style-name="Standard" style:list-style-name="L1">
      <style:text-properties officeooo:rsid="000d0040" officeooo:paragraph-rsid="000d0040"/>
    </style:style>
    <style:style style:name="T1" style:family="text">
      <style:text-properties officeooo:rsid="000a95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 </text:p>
      <text:p text:style-name="P1"/>
      <text:list xml:id="list6018680677150472004" text:style-name="L1">
        <text:list-item>
          <text:p text:style-name="P2">Python as a calc</text:p>
        </text:list-item>
        <text:list-item>
          <text:p text:style-name="P2">data types</text:p>
          <text:list>
            <text:list-item>
              <text:p text:style-name="P2">int</text:p>
            </text:list-item>
            <text:list-item>
              <text:p text:style-name="P2">float</text:p>
            </text:list-item>
            <text:list-item>
              <text:p text:style-name="P2">str</text:p>
            </text:list-item>
            <text:list-item>
              <text:p text:style-name="P2">boolean</text:p>
            </text:list-item>
            <text:list-item>
              <text:p text:style-name="P2">null = None</text:p>
            </text:list-item>
          </text:list>
        </text:list-item>
        <text:list-item>
          <text:p text:style-name="P2">variable assignment</text:p>
          <text:list>
            <text:list-item>
              <text:p text:style-name="P2">name = “name”</text:p>
            </text:list-item>
          </text:list>
        </text:list-item>
        <text:list-item>
          <text:p text:style-name="P2">boolean expressions</text:p>
          <text:list>
            <text:list-item>
              <text:p text:style-name="P2"><text:s/>&lt;, &gt;, ==, &lt;=, &gt;= !=</text:p>
            </text:list-item>
          </text:list>
        </text:list-item>
        <text:list-item>
          <text:p text:style-name="P3">conditional statements</text:p>
          <text:list>
            <text:list-item>
              <text:p text:style-name="P3">if , else, <text:span text:style-name="T1">while </text:span></text:p>
            </text:list-item>
          </text:list>
        </text:list-item>
        <text:list-item>
          <text:p text:style-name="P4">lists </text:p>
          <text:list>
            <text:list-item>
              <text:p text:style-name="P4">colors = [“red”, “green”, “blue”]</text:p>
            </text:list-item>
            <text:list-item>
              <text:p text:style-name="P4">stings are like lists</text:p>
            </text:list-item>
            <text:list-item>
              <text:p text:style-name="P5">index ex: colors[1], colors[-1]</text:p>
            </text:list-item>
            <text:list-item>
              <text:p text:style-name="P5">add to list ex: colors.append(“yellow”)</text:p>
            </text:list-item>
            <text:list-item>
              <text:p text:style-name="P5">mix data types in list ex: mix = [1, 2, “hello” , x&lt;10]</text:p>
            </text:list-item>
            <text:list-item>
              <text:p text:style-name="P5">add list to a list ex: colors.extend([“orange”,”purple”]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Vigil</meta:initial-creator>
    <meta:creation-date>2015-02-02T12:36:14.784834260</meta:creation-date>
    <dc:date>2015-02-02T13:44:29.950911067</dc:date>
    <dc:creator>Tristan Vigil</dc:creator>
    <meta:editing-duration>PT37M54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92" meta:character-count="434" meta:non-whitespace-character-count="379"/>
  </office:meta>
</office:document-meta>
</file>